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95f" officeooo:paragraph-rsid="0011a95f"/>
    </style:style>
    <style:style style:name="P2" style:family="paragraph" style:parent-style-name="Standard">
      <style:text-properties fo:font-weight="bold" officeooo:rsid="0011a95f" officeooo:paragraph-rsid="0011a95f" style:font-weight-asian="bold" style:font-weight-complex="bold"/>
    </style:style>
    <style:style style:name="P3" style:family="paragraph" style:parent-style-name="Standard">
      <style:text-properties fo:font-weight="bold" officeooo:rsid="00131e47" officeooo:paragraph-rsid="00131e4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reate Cookie</text:span></text:p>
      <text:p text:style-name="Standard"/>
      <text:p text:style-name="Standard">public IActionResult SetCookie()</text:p>
      <text:p text:style-name="Standard">{</text:p>
      <text:p text:style-name="Standard"><text:s text:c="4"/>CookieOptions options = new CookieOptions</text:p>
      <text:p text:style-name="Standard"><text:s text:c="4"/>{</text:p>
      <text:p text:style-name="Standard"><text:s text:c="8"/>Expires = DateTimeOffset.UtcNow.AddMinutes(30), // Expiry time</text:p>
      <text:p text:style-name="Standard"><text:s text:c="8"/>HttpOnly = true, <text:s text:c="31"/>// Not accessible from JS</text:p>
      <text:p text:style-name="Standard"><text:s text:c="8"/>Secure = true, <text:s text:c="33"/>// Only over HTTPS</text:p>
      <text:p text:style-name="Standard"><text:s text:c="8"/>IsEssential = true <text:s text:c="29"/>// For GDPR consent</text:p>
      <text:p text:style-name="Standard"><text:s text:c="4"/>};</text:p>
      <text:p text:style-name="Standard"/>
      <text:p text:style-name="Standard"><text:s text:c="4"/>Response.Cookies.Append("UserName", "Ramesh", options);</text:p>
      <text:p text:style-name="Standard"/>
      <text:p text:style-name="Standard"><text:s text:c="4"/>return Content("Cookie has been set.");</text:p>
      <text:p text:style-name="Standard">}</text:p>
      <text:p text:style-name="Standard"/>
      <text:p text:style-name="P2">Read Cookie</text:p>
      <text:p text:style-name="P2"/>
      <text:p text:style-name="P2">public IActionResult GetCookie()</text:p>
      <text:p text:style-name="P2">{</text:p>
      <text:p text:style-name="P2"><text:s text:c="4"/>string? userName = Request.Cookies["UserName"];</text:p>
      <text:p text:style-name="P2"><text:s text:c="4"/>return Content($"Hello, {userName ?? "Guest"}");</text:p>
      <text:p text:style-name="P2">}</text:p>
      <text:p text:style-name="P2"/>
      <text:p text:style-name="P2">Delete cookie</text:p>
      <text:p text:style-name="P2"/>
      <text:p text:style-name="P2">public IActionResult DeleteCookie()</text:p>
      <text:p text:style-name="P2">{</text:p>
      <text:p text:style-name="P2"><text:s text:c="4"/>Response.Cookies.Delete("UserName");</text:p>
      <text:p text:style-name="P2"><text:s text:c="4"/>return Content("Cookie deleted.");</text:p>
      <text:p text:style-name="P2">}</text:p>
      <text:p text:style-name="P2"/>
      <text:p text:style-name="P2">===================================================</text:p>
      <text:p text:style-name="P2"/>
      <text:p text:style-name="P2">Strongly typed serialized cookie</text:p>
      <text:p text:style-name="P2">using System.Text.Json;</text:p>
      <text:p text:style-name="P2"/>
      <text:p text:style-name="P2">public static class CookieExtensions</text:p>
      <text:p text:style-name="P2">{</text:p>
      <text:p text:style-name="P2"><text:s text:c="4"/>public static void SetObject&lt;T&gt;(this IResponseCookies cookies, string key, T value, CookieOptions options)</text:p>
      <text:p text:style-name="P2"><text:s text:c="4"/>{</text:p>
      <text:p text:style-name="P2"><text:s text:c="8"/>cookies.Append(key, JsonSerializer.Serialize(value), options);</text:p>
      <text:p text:style-name="P2"><text:s text:c="4"/>}</text:p>
      <text:p text:style-name="P2"/>
      <text:p text:style-name="P2"><text:s text:c="4"/>public static T? GetObject&lt;T&gt;(this IRequestCookieCollection cookies, string key)</text:p>
      <text:p text:style-name="P2"><text:s text:c="4"/>{</text:p>
      <text:p text:style-name="P2"><text:s text:c="8"/>if (cookies.TryGetValue(key, out var value))</text:p>
      <text:p text:style-name="P2"><text:soft-page-break/><text:s text:c="8"/>{</text:p>
      <text:p text:style-name="P2"><text:s text:c="12"/>return JsonSerializer.Deserialize&lt;T&gt;(value);</text:p>
      <text:p text:style-name="P2"><text:s text:c="8"/>}</text:p>
      <text:p text:style-name="P2"><text:s text:c="8"/>return default;</text:p>
      <text:p text:style-name="P2"><text:s text:c="4"/>}</text:p>
      <text:p text:style-name="P2">}</text:p>
      <text:p text:style-name="P2">👉 Usage:</text:p>
      <text:p text:style-name="P2"/>
      <text:p text:style-name="P2">csharp</text:p>
      <text:p text:style-name="P2">Copy</text:p>
      <text:p text:style-name="P2">Edit</text:p>
      <text:p text:style-name="P2">public IActionResult SetUser()</text:p>
      <text:p text:style-name="P2">{</text:p>
      <text:p text:style-name="P2"><text:s text:c="4"/>var user = new { Id = 1, Name = "Ramesh" };</text:p>
      <text:p text:style-name="P2"/>
      <text:p text:style-name="P2"><text:s text:c="4"/>var options = new CookieOptions { Expires = DateTimeOffset.UtcNow.AddHours(1) };</text:p>
      <text:p text:style-name="P2"><text:s text:c="4"/>Response.Cookies.SetObject("CurrentUser", user, options);</text:p>
      <text:p text:style-name="P2"/>
      <text:p text:style-name="P2"><text:s text:c="4"/>return Content("User cookie set.");</text:p>
      <text:p text:style-name="P2">}</text:p>
      <text:p text:style-name="P2"/>
      <text:p text:style-name="P2">public IActionResult GetUser()</text:p>
      <text:p text:style-name="P2">{</text:p>
      <text:p text:style-name="P2"><text:s text:c="4"/>var user = Request.Cookies.GetObject&lt;dynamic&gt;("CurrentUser");</text:p>
      <text:p text:style-name="P2"><text:s text:c="4"/>return Content($"Hello {user?.Name}");</text:p>
      <text:p text:style-name="P2">}</text:p>
      <text:p text:style-name="P2"/>
      <text:p text:style-name="P3">Cookie policy in pipeline</text:p>
      <text:p text:style-name="P3"/>
      <text:p text:style-name="P3">builder.Services.Configure&lt;CookiePolicyOptions&gt;(options =&gt;</text:p>
      <text:p text:style-name="P3">{</text:p>
      <text:p text:style-name="P3"><text:s text:c="4"/>options.CheckConsentNeeded = context =&gt; true; <text:s/>// Ask for consent</text:p>
      <text:p text:style-name="P3"><text:s text:c="4"/>options.MinimumSameSitePolicy = SameSiteMode.Strict;</text:p>
      <text:p text:style-name="P3">});</text:p>
      <text:p text:style-name="P3"/>
      <text:p text:style-name="P3">app.UseCookiePolicy(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08:24:40.953479900</meta:creation-date>
    <dc:date>2025-08-20T08:28:26.815997400</dc:date>
    <meta:editing-duration>PT3M4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66" meta:word-count="200" meta:character-count="2016" meta:non-whitespace-character-count="1612"/>
  </office:meta>
</office:document-meta>
</file>